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6pt"/>
    </style:style>
    <style:style style:name="co2" style:family="table-column">
      <style:table-column-properties fo:break-before="auto" style:column-width="29.65pt"/>
    </style:style>
    <style:style style:name="co3" style:family="table-column">
      <style:table-column-properties fo:break-before="auto" style:column-width="44.36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ntropy_Ragni2016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default-cell-style-name="ce2"/>
        <table:table-column table:style-name="co4" table:number-columns-repeated="1013" table:default-cell-style-name="ce2"/>
        <table:table-row table:style-name="ro1">
          <table:table-cell/>
          <table:table-cell office:value-type="string" calcext:value-type="string">
            <text:p>Aac</text:p>
          </table:table-cell>
          <table:table-cell office:value-type="string" calcext:value-type="string">
            <text:p>Iac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Oac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Oca</text:p>
          </table:table-cell>
          <table:table-cell office:value-type="string" calcext:value-type="string">
            <text:p>NVC</text:p>
          </table:table-cell>
          <table:table-cell office:value-type="string" calcext:value-type="string">
            <text:p>entrop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3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1.83379663785564" calcext:value-type="float">
            <text:p>1.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4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80400136635999" calcext:value-type="float">
            <text:p>1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E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79811221052825" calcext:value-type="float">
            <text:p>1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2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280575539568345" calcext:value-type="float">
            <text:p>0.28</text:p>
          </table:table-cell>
          <table:table-cell office:value-type="float" office:value="1.7980807940046" calcext:value-type="float">
            <text:p>1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1.76563107972403" calcext:value-type="float">
            <text:p>1.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E1</text:p>
          </table:table-cell>
          <table:table-cell office:value-type="float" office:value="0" calcext:value-type="float">
            <text:p>0.00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table:number-columns-repeated="2" office:value-type="float" office:value="0.0935251798561151" calcext:value-type="float">
            <text:p>0.09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1.76192437847408" calcext:value-type="float">
            <text:p>1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18705035971223" calcext:value-type="float">
            <text:p>0.19</text:p>
          </table:table-cell>
          <table:table-cell office:value-type="float" office:value="1.75954976777169" calcext:value-type="float">
            <text:p>1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O2</text:p>
          </table:table-cell>
          <table:table-cell office:value-type="float" office:value="0.0215827338129496" calcext:value-type="float">
            <text:p>0.02</text:p>
          </table:table-cell>
          <table:table-cell table:number-columns-repeated="3" office:value-type="float" office:value="0.0575539568345324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44604316546763" calcext:value-type="float">
            <text:p>0.24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1.75850993017424" calcext:value-type="float">
            <text:p>1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E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1.75478641492107" calcext:value-type="float">
            <text:p>1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215827338129496" calcext:value-type="float">
            <text:p>0.22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7455997365455" calcext:value-type="float">
            <text:p>1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E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1.74449530779309" calcext:value-type="float">
            <text:p>1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287769784172662" calcext:value-type="float">
            <text:p>0.03</text:p>
          </table:table-cell>
          <table:table-cell table:number-columns-repeated="2" office:value-type="float" office:value="0.151079136690647" calcext:value-type="float">
            <text:p>0.15</text:p>
          </table:table-cell>
          <table:table-cell office:value-type="float" office:value="1.74020647200845" calcext:value-type="float">
            <text:p>1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0.172661870503597" calcext:value-type="float">
            <text:p>0.17</text:p>
          </table:table-cell>
          <table:table-cell office:value-type="float" office:value="1.73054996008902" calcext:value-type="float">
            <text:p>1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3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237410071942446" calcext:value-type="float">
            <text:p>0.24</text:p>
          </table:table-cell>
          <table:table-cell office:value-type="float" office:value="1.72223865346531" calcext:value-type="float">
            <text:p>1.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4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719424460431655" calcext:value-type="float">
            <text:p>0.07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1.71754367761857" calcext:value-type="float">
            <text:p>1.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O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503597122302158" calcext:value-type="float">
            <text:p>0.05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70552599703252" calcext:value-type="float">
            <text:p>1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223021582733813" calcext:value-type="float">
            <text:p>0.22</text:p>
          </table:table-cell>
          <table:table-cell office:value-type="float" office:value="1.69082026823918" calcext:value-type="float">
            <text:p>1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O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1.67798685709273" calcext:value-type="float">
            <text:p>1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2</text:p>
          </table:table-cell>
          <table:table-cell office:value-type="float" office:value="0" calcext:value-type="float">
            <text:p>0.00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402877697841727" calcext:value-type="float">
            <text:p>0.40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1.67777461528861" calcext:value-type="float">
            <text:p>1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424460431654676" calcext:value-type="float">
            <text:p>0.42</text:p>
          </table:table-cell>
          <table:table-cell office:value-type="float" office:value="1.67388236393694" calcext:value-type="float">
            <text:p>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8705035971223" calcext:value-type="float">
            <text:p>0.1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1.65975762495827" calcext:value-type="float">
            <text:p>1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244604316546763" calcext:value-type="float">
            <text:p>0.2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316546762589928" calcext:value-type="float">
            <text:p>0.32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65917080951303" calcext:value-type="float">
            <text:p>1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52517985611511" calcext:value-type="float">
            <text:p>0.35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6436391982863" calcext:value-type="float">
            <text:p>1.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24460431654676" calcext:value-type="float">
            <text:p>0.42</text:p>
          </table:table-cell>
          <table:table-cell office:value-type="float" office:value="1.63205354923913" calcext:value-type="float">
            <text:p>1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4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1.62190110071348" calcext:value-type="float">
            <text:p>1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0" calcext:value-type="float">
            <text:p>0.00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359712230215827" calcext:value-type="float">
            <text:p>0.36</text:p>
          </table:table-cell>
          <table:table-cell office:value-type="float" office:value="1.61544941345215" calcext:value-type="float">
            <text:p>1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O1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453237410071943" calcext:value-type="float">
            <text:p>0.45</text:p>
          </table:table-cell>
          <table:table-cell office:value-type="float" office:value="1.6103896488499" calcext:value-type="float">
            <text:p>1.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446043165467626" calcext:value-type="float">
            <text:p>0.45</text:p>
          </table:table-cell>
          <table:table-cell office:value-type="float" office:value="1.5825095571656" calcext:value-type="float">
            <text:p>1.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23021582733813" calcext:value-type="float">
            <text:p>0.22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58022096464633" calcext:value-type="float">
            <text:p>1.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82014388489209" calcext:value-type="float">
            <text:p>0.48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1.56340520940282" calcext:value-type="float">
            <text:p>1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525179856115108" calcext:value-type="float">
            <text:p>0.53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54708117013465" calcext:value-type="float">
            <text:p>1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3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37410071942446" calcext:value-type="float">
            <text:p>0.3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287769784172662" calcext:value-type="float">
            <text:p>0.29</text:p>
          </table:table-cell>
          <table:table-cell office:value-type="float" office:value="1.54575089743248" calcext:value-type="float">
            <text:p>1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366906474820144" calcext:value-type="float">
            <text:p>0.3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1.51672725749914" calcext:value-type="float">
            <text:p>1.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2</text:p>
          </table:table-cell>
          <table:table-cell office:value-type="float" office:value="0" calcext:value-type="float">
            <text:p>0.00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51012683810874" calcext:value-type="float">
            <text:p>1.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2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935251798561151" calcext:value-type="float">
            <text:p>0.09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215827338129496" calcext:value-type="float">
            <text:p>0.22</text:p>
          </table:table-cell>
          <table:table-cell office:value-type="float" office:value="1.50204849804847" calcext:value-type="float">
            <text:p>1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66906474820144" calcext:value-type="float">
            <text:p>0.3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94964028776978" calcext:value-type="float">
            <text:p>0.29</text:p>
          </table:table-cell>
          <table:table-cell office:value-type="float" office:value="1.4907850352284" calcext:value-type="float">
            <text:p>1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4</text:p>
          </table:table-cell>
          <table:table-cell office:value-type="float" office:value="0" calcext:value-type="float">
            <text:p>0.00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467625899280576" calcext:value-type="float">
            <text:p>0.47</text:p>
          </table:table-cell>
          <table:table-cell office:value-type="float" office:value="1.4817561823978" calcext:value-type="float">
            <text:p>1.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3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359712230215827" calcext:value-type="float">
            <text:p>0.04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438848920863309" calcext:value-type="float">
            <text:p>0.44</text:p>
          </table:table-cell>
          <table:table-cell office:value-type="float" office:value="1.4749737555456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3</text:p>
          </table:table-cell>
          <table:table-cell office:value-type="float" office:value="0" calcext:value-type="float">
            <text:p>0.0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402877697841727" calcext:value-type="float">
            <text:p>0.4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52517985611511" calcext:value-type="float">
            <text:p>0.35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46619517807785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23741007194245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1.46382704335543" calcext:value-type="float">
            <text:p>1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3</text:p>
          </table:table-cell>
          <table:table-cell office:value-type="float" office:value="0" calcext:value-type="float">
            <text:p>0.0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474820143884892" calcext:value-type="float">
            <text:p>0.47</text:p>
          </table:table-cell>
          <table:table-cell office:value-type="float" office:value="1.45746660276821" calcext:value-type="float">
            <text:p>1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2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294964028776978" calcext:value-type="float">
            <text:p>0.29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1.42189394320918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4</text:p>
          </table:table-cell>
          <table:table-cell office:value-type="float" office:value="0" calcext:value-type="float">
            <text:p>0.00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474820143884892" calcext:value-type="float">
            <text:p>0.47</text:p>
          </table:table-cell>
          <table:table-cell office:value-type="float" office:value="1.41982065743491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41695142087404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1.41586242005735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496402877697842" calcext:value-type="float">
            <text:p>0.50</text:p>
          </table:table-cell>
          <table:table-cell office:value-type="float" office:value="1.40916577303646" calcext:value-type="float">
            <text:p>1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446043165467626" calcext:value-type="float">
            <text:p>0.4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316546762589928" calcext:value-type="float">
            <text:p>0.32</text:p>
          </table:table-cell>
          <table:table-cell office:value-type="float" office:value="1.39218444114848" calcext:value-type="float">
            <text:p>1.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510791366906475" calcext:value-type="float">
            <text:p>0.5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1.37641625962958" calcext:value-type="float">
            <text:p>1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2</text:p>
          </table:table-cell>
          <table:table-cell office:value-type="float" office:value="0" calcext:value-type="float">
            <text:p>0.0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575539568345324" calcext:value-type="float">
            <text:p>0.58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1.35401134981269" calcext:value-type="float">
            <text:p>1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3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597122302158273" calcext:value-type="float">
            <text:p>0.60</text:p>
          </table:table-cell>
          <table:table-cell office:value-type="float" office:value="1.35266255595876" calcext:value-type="float">
            <text:p>1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4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597122302158273" calcext:value-type="float">
            <text:p>0.60</text:p>
          </table:table-cell>
          <table:table-cell office:value-type="float" office:value="1.30883404692326" calcext:value-type="float">
            <text:p>1.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58992805755395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1.30557954694057" calcext:value-type="float">
            <text:p>1.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532374100719424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1.29694663999217" calcext:value-type="float">
            <text:p>1.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611510791366906" calcext:value-type="float">
            <text:p>0.6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2760389589041" calcext:value-type="float">
            <text:p>1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58992805755395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1.27498966514955" calcext:value-type="float">
            <text:p>1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2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2589928057554" calcext:value-type="float">
            <text:p>0.6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1.26899482980239" calcext:value-type="float">
            <text:p>1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1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618705035971223" calcext:value-type="float">
            <text:p>0.62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1.25904937023217" calcext:value-type="float">
            <text:p>1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2</text:p>
          </table:table-cell>
          <table:table-cell office:value-type="float" office:value="0.237410071942446" calcext:value-type="float">
            <text:p>0.24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58273381294964" calcext:value-type="float">
            <text:p>0.58</text:p>
          </table:table-cell>
          <table:table-cell office:value-type="float" office:value="0.0431654676258993" calcext:value-type="float">
            <text:p>0.04</text:p>
          </table:table-cell>
          <table:table-cell table:number-columns-repeated="2" office:value-type="float" office:value="0.0143884892086331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1.24926266879057" calcext:value-type="float">
            <text:p>1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287769784172662" calcext:value-type="float">
            <text:p>0.03</text:p>
          </table:table-cell>
          <table:table-cell table:number-columns-repeated="2"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661870503597122" calcext:value-type="float">
            <text:p>0.66</text:p>
          </table:table-cell>
          <table:table-cell office:value-type="float" office:value="1.24557783044826" calcext:value-type="float">
            <text:p>1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11510791366906" calcext:value-type="float">
            <text:p>0.6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1.24263515744388" calcext:value-type="float">
            <text:p>1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4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40287769784173" calcext:value-type="float">
            <text:p>0.64</text:p>
          </table:table-cell>
          <table:table-cell office:value-type="float" office:value="1.23861550341892" calcext:value-type="float">
            <text:p>1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0.690647482014388" calcext:value-type="float">
            <text:p>0.69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1.14915846286982" calcext:value-type="float">
            <text:p>1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1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654676258992806" calcext:value-type="float">
            <text:p>0.65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2661870503597" calcext:value-type="float">
            <text:p>0.1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1.14705023297601" calcext:value-type="float">
            <text:p>1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705035971223021" calcext:value-type="float">
            <text:p>0.7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1.02939268473126" calcext:value-type="float">
            <text:p>1.03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ntropy_Ragni2016.A1:entropy_Ragni2016.J1048576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cc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6T13:10:51.004939655</dc:date>
    <meta:editing-duration>PT6M4S</meta:editing-duration>
    <meta:editing-cycles>1</meta:editing-cycles>
    <meta:generator>LibreOffice/5.1.6.2$Linux_X86_64 LibreOffice_project/10m0$Build-2</meta:generator>
    <meta:document-statistic meta:table-count="1" meta:cell-count="714" meta:object-count="0"/>
  </office:meta>
</office:document-meta>
</file>